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43C9B92B6C01BC1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1cm" fo:min-width="2.238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13cm"/>
    </style:style>
    <style:style style:name="gr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751cm" fo:min-width="2.238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751cm" fo:min-width="2.23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3cm"/>
      <style:paragraph-properties style:writing-mode="lr-tb"/>
    </style:style>
    <style:style style:name="gr8" style:family="graphic" style:parent-style-name="objectwithoutfill">
      <style:graphic-properties svg:stroke-width="0.212cm" svg:stroke-color="#ffe99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2.75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fill="bitmap" draw:fill-image-name="Maple_20_Leaves" draw:opacity="23%" draw:textarea-horizontal-align="justify" draw:textarea-vertical-align="middle" draw:auto-grow-height="false" fo:min-height="6.75cm" fo:min-width="14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75cm" fo:min-width="6.5cm" fo:padding-top="0.231cm" fo:padding-bottom="0.231cm" fo:padding-left="0.356cm" fo:padding-right="0.356cm"/>
    </style:style>
    <style:style style:name="gr16" style:family="graphic" style:parent-style-name="standard">
      <style:graphic-properties draw:fill="bitmap" draw:fill-image-name="Maple_20_Leaves" draw:opacity="23%" draw:textarea-horizontal-align="justify" draw:textarea-vertical-align="middle" draw:auto-grow-height="false" fo:min-height="6.75cm" fo:min-width="3cm"/>
    </style:style>
    <style:style style:name="gr1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6.538cm" fo:min-width="6.288cm" fo:padding-top="0.231cm" fo:padding-bottom="0.231cm" fo:padding-left="0.356cm" fo:padding-right="0.356cm"/>
    </style:style>
    <style:style style:name="gr18" style:family="graphic" style:parent-style-name="Arrow_20_Line">
      <style:graphic-properties draw:textarea-vertical-align="middle"/>
      <style:paragraph-properties style:writing-mode="lr-tb"/>
    </style:style>
    <style:style style:name="gr19" style:family="graphic" style:parent-style-name="standard">
      <style:graphic-properties svg:stroke-color="#000000" draw:fill-color="#000000" draw:textarea-vertical-align="middle" draw:auto-grow-height="false" fo:min-height="0.222cm" fo:min-width="0.638cm"/>
    </style:style>
    <style:style style:name="gr2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>
      <style:graphic-properties svg:stroke-color="#000000" draw:fill-color="#000000" draw:textarea-vertical-align="middle" draw:auto-grow-height="false" fo:min-height="0cm" fo:min-width="0.598cm"/>
    </style:style>
    <style:style style:name="gr2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3" style:family="graphic" style:parent-style-name="standard">
      <style:graphic-properties svg:stroke-color="#000000" draw:fill-color="#000000" draw:textarea-vertical-align="middle" draw:auto-grow-height="false" fo:min-height="1.751cm" fo:min-width="1.501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P10" style:family="paragraph">
      <loext:graphic-properties draw:fill="bitmap" draw:fill-image-name="Maple_20_Leaves" draw:opacity="23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5cm" svg:height="2cm" svg:x="8.45cm" svg:y="11.25cm">
          <text:p text:style-name="P1">Op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5cm" svg:height="2cm" svg:x="2cm" svg:y="11.2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4.5cm" svg:height="2cm" svg:x="15.25cm" svg:y="11.25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draw:layer="layout" svg:width="1.5cm" svg:height="0.5cm" svg:x="6.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0.5cm" svg:x="13.6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4" draw:text-style-name="P5" draw:layer="layout" svg:width="2.912cm" svg:height="1.636cm" draw:transform="rotate (-0.124791041517595) translate (16.2674115656522cm 11.2093962492613cm)" svg:viewBox="0 0 2913 1637" svg:d="M0 1618c364 72 722-87 1084-71 959 41-174-303-337-375-526-235 29-732 395-693 327 35 653-83 980-123l301-167 336-137 154-52">
          <text:p/>
        </draw:path>
      </draw:page>
      <draw:page draw:name="page2" draw:style-name="dp1" draw:master-page-name="Default">
        <draw:custom-shape draw:style-name="gr2" draw:text-style-name="P3" draw:layer="layout" svg:width="4.5cm" svg:height="2cm" svg:x="19.65cm" svg:y="9.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draw:layer="layout" svg:width="4.5cm" svg:height="2cm" svg:x="1.6cm" svg:y="18.0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draw:layer="layout" svg:width="4.5cm" svg:height="2cm" svg:x="1.65cm" svg:y="13.9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7" draw:layer="layout" svg:width="4.5cm" svg:height="2cm" svg:x="19cm" svg:y="18.0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6" draw:layer="layout" svg:width="4.5cm" svg:height="2cm" svg:x="13.25cm" svg:y="13.9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ath draw:style-name="gr4" draw:text-style-name="P5" draw:layer="layout" svg:width="2.912cm" svg:height="1.636cm" draw:transform="rotate (-0.124791041517595) translate (14.0674115656522cm 13.9083962492613cm)" svg:viewBox="0 0 2913 1637" svg:d="M0 1618c364 72 722-87 1084-71 959 41-174-303-337-375-526-235 29-732 395-693 327 35 653-83 980-123l301-167 336-137 154-52">
          <text:p/>
        </draw:path>
        <draw:custom-shape draw:style-name="gr7" draw:text-style-name="P9" draw:layer="layout" svg:width="3.5cm" svg:height="2cm" svg:x="19.65cm" svg:y="14cm">
          <text:p text:style-name="P8">Blend</text:p>
          <text:p text:style-name="P8">Overl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3.5cm" svg:height="2cm" svg:x="7.85cm" svg:y="13.95cm">
          <text:p text:style-name="P8">Brush</text:p>
          <text:p text:style-name="P8">Strok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3.5cm" svg:height="2cm" svg:x="7.85cm" svg:y="18.05cm">
          <text:p text:style-name="P8">Bucket</text:p>
          <text:p text:style-name="P8">Fi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.5cm" svg:height="0.5cm" svg:x="6.15cm" svg:y="1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0.5cm" svg:x="6.151cm" svg:y="14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0.5cm" svg:x="11.649cm" svg:y="1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0.5cm" svg:x="11.65cm" svg:y="14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0.5cm" svg:x="17.9cm" svg:y="14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0.5cm" draw:transform="rotate (1.5707963267949) translate (21.25cm 17.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0.5cm" draw:transform="rotate (1.5707963267949) translate (21.25cm 13.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3.5cm" svg:height="2cm" svg:x="13.25cm" svg:y="18.05cm">
          <text:p text:style-name="P8">Brush</text:p>
          <text:p text:style-name="P8">Strok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.5cm" svg:height="0.5cm" svg:x="17.25cm" svg:y="18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8" draw:text-style-name="P5" draw:layer="layout" svg:width="2.159cm" svg:height="1.529cm" draw:transform="rotate (2.62183360234588) translate (21.6128534897778cm 20.4220033041697cm)" svg:viewBox="0 0 2160 1530" svg:d="M834 1456c312 34 519-227 779-332 261-104 449-336 530-616 106-367-319-550-570-500-269 53-511 201-745 341-226 135-484 230-675 415-197 192-259 741 153 766l310-6 221-12z">
          <text:p/>
        </draw:path>
        <draw:path draw:style-name="gr8" draw:text-style-name="P5" draw:layer="layout" svg:width="2.159cm" svg:height="1.529cm" draw:transform="rotate (2.62183360234588) translate (22.1068534897778cm 12.2850033041697cm)" svg:viewBox="0 0 2160 1530" svg:d="M834 1456c312 34 519-227 779-332 261-104 449-336 530-616 106-367-319-550-570-500-269 53-511 201-745 341-226 135-484 230-675 415-197 192-259 741 153 766l310-6 221-12z">
          <text:p/>
        </draw:path>
        <draw:path draw:style-name="gr4" draw:text-style-name="P5" draw:layer="layout" svg:width="2.912cm" svg:height="1.636cm" draw:transform="rotate (-0.124791041517595) translate (20.6674115656522cm 9.85839624926127cm)" svg:viewBox="0 0 2913 1637" svg:d="M0 1618c364 72 722-87 1084-71 959 41-174-303-337-375-526-235 29-732 395-693 327 35 653-83 980-123l301-167 336-137 154-52">
          <text:p/>
        </draw:path>
      </draw:page>
      <draw:page draw:name="page3" draw:style-name="dp1" draw:master-page-name="Default">
        <draw:custom-shape draw:style-name="gr9" draw:text-style-name="P6" xml:id="id1" draw:id="id1" draw:layer="layout" svg:width="3.25cm" svg:height="1.75cm" svg:x="12.75cm" svg:y="4cm">
          <text:p text:style-name="P3">a.json</text:p>
          <draw:enhanced-geometry svg:viewBox="0 0 21600 21600" draw:type="rectangle" draw:enhanced-path="M 0 0 L 21600 0 21600 21600 0 21600 0 0 Z N"/>
        </draw:custom-shape>
        <draw:custom-shape draw:style-name="gr9" draw:text-style-name="P6" xml:id="id2" draw:id="id2" draw:layer="layout" svg:width="3.25cm" svg:height="1.75cm" svg:x="10cm" svg:y="7.25cm">
          <text:p text:style-name="P3">b.json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3.25cm" svg:height="1.75cm" svg:x="15.75cm" svg:y="7.25cm">
          <text:p text:style-name="P3">c.json</text:p>
          <draw:enhanced-geometry svg:viewBox="0 0 21600 21600" draw:type="rectangle" draw:enhanced-path="M 0 0 L 21600 0 21600 21600 0 21600 0 0 Z N"/>
        </draw:custom-shape>
        <draw:custom-shape draw:style-name="gr9" draw:text-style-name="P6" xml:id="id4" draw:id="id4" draw:layer="layout" svg:width="3.25cm" svg:height="1.75cm" svg:x="15.75cm" svg:y="10.5cm">
          <text:p text:style-name="P3">d.json</text:p>
          <draw:enhanced-geometry svg:viewBox="0 0 21600 21600" draw:type="rectangle" draw:enhanced-path="M 0 0 L 21600 0 21600 21600 0 21600 0 0 Z N"/>
        </draw:custom-shape>
        <draw:custom-shape draw:style-name="gr9" draw:text-style-name="P6" xml:id="id5" draw:id="id5" draw:layer="layout" svg:width="3.25cm" svg:height="1.75cm" svg:x="15.75cm" svg:y="13.5cm">
          <text:p text:style-name="P3">e.json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14.375cm" svg:y1="5.75cm" svg:x2="11.625cm" svg:y2="7.25cm" draw:start-shape="id1" draw:start-glue-point="2" draw:end-shape="id2" draw:end-glue-point="0" svg:d="M14375 5750l-2750 1500" svg:viewBox="0 0 2751 1501">
          <text:p/>
        </draw:connector>
        <draw:connector draw:style-name="gr11" draw:text-style-name="P5" draw:layer="layout" draw:type="line" svg:x1="14.375cm" svg:y1="5.75cm" svg:x2="17.375cm" svg:y2="7.25cm" draw:start-shape="id1" draw:start-glue-point="2" draw:end-shape="id3" draw:end-glue-point="0" svg:d="M14375 5750l3000 1500" svg:viewBox="0 0 3001 1501">
          <text:p/>
        </draw:connector>
        <draw:connector draw:style-name="gr12" draw:text-style-name="P5" draw:layer="layout" draw:type="line" svg:x1="17.375cm" svg:y1="9cm" svg:x2="17.375cm" svg:y2="10.5cm" draw:start-shape="id3" draw:start-glue-point="2" draw:end-shape="id4" draw:end-glue-point="0" svg:d="M17375 9000v1500" svg:viewBox="0 0 1 1501">
          <text:p/>
        </draw:connector>
        <draw:connector draw:style-name="gr13" draw:text-style-name="P5" draw:layer="layout" draw:type="line" svg:x1="17.375cm" svg:y1="12.25cm" svg:x2="17.375cm" svg:y2="13.5cm" draw:start-shape="id4" draw:start-glue-point="2" draw:end-shape="id5" draw:end-glue-point="0" svg:d="M17375 12250v1250" svg:viewBox="0 0 1 1251">
          <text:p/>
        </draw:connector>
      </draw:page>
      <draw:page draw:name="page4" draw:style-name="dp1" draw:master-page-name="Default">
        <draw:custom-shape draw:style-name="gr14" draw:text-style-name="P10" draw:layer="layout" svg:width="14.5cm" svg:height="7cm" svg:x="8.5cm" svg:y="1.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7cm" svg:height="7cm" svg:x="12.2cm" svg:y="1.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5cm" svg:height="7cm" svg:x="13.788cm" svg:y="1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7cm" svg:height="7cm" svg:x="12cm" svg:y="11.95cm">
          <text:p/>
          <draw:enhanced-geometry svg:viewBox="0 0 21600 21600" draw:type="rectangle" draw:enhanced-path="M 0 0 L 21600 0 21600 21600 0 21600 0 0 Z N"/>
        </draw:custom-shape>
        <draw:measure draw:style-name="gr18" draw:text-style-name="P3" draw:layer="measurelines" svg:x1="24.5cm" svg:y1="1.45cm" svg:x2="24.5cm" svg:y2="4.95cm">
          <text:p text:style-name="P11">1.0</text:p>
        </draw:measure>
        <draw:measure draw:style-name="gr18" draw:text-style-name="P3" draw:layer="layout" svg:x1="20.5cm" svg:y1="11.95cm" svg:x2="20.5cm" svg:y2="15.45cm">
          <text:p text:style-name="P11">1.0</text:p>
        </draw:measure>
        <draw:measure draw:style-name="gr18" draw:text-style-name="P3" draw:layer="layout" svg:x1="15.75cm" svg:y1="8.8cm" svg:x2="8.5cm" svg:y2="8.8cm">
          <text:p text:style-name="P3">2.0</text:p>
        </draw:measure>
        <draw:measure draw:style-name="gr18" draw:text-style-name="P3" draw:layer="layout" svg:x1="15.5cm" svg:y1="19.35cm" svg:x2="13.75cm" svg:y2="19.35cm">
          <text:p text:style-name="P11">0.5</text:p>
        </draw:measure>
        <draw:measure draw:style-name="gr18" draw:text-style-name="P3" draw:layer="layout" svg:x1="24.5cm" svg:y1="4.95cm" svg:x2="24.5cm" svg:y2="8.45cm">
          <text:p text:style-name="P11">1.0</text:p>
        </draw:measure>
        <draw:measure draw:style-name="gr18" draw:text-style-name="P3" draw:layer="layout" svg:x1="23cm" svg:y1="8.8cm" svg:x2="15.75cm" svg:y2="8.8cm">
          <text:p text:style-name="P3">2.0</text:p>
        </draw:measure>
        <draw:custom-shape draw:style-name="gr19" draw:text-style-name="P4" draw:layer="layout" svg:width="2cm" svg:height="2cm" svg:x="15.3cm" svg:y="3.5cm">
          <text:p/>
          <draw:enhanced-geometry svg:viewBox="0 0 21600 21600" draw:mirror-horizontal="true" draw:text-areas="?f2 ?f7 ?f1 ?f1 ?f7 ?f2 ?f1 ?f1" draw:type="mso-spt89" draw:modifiers="14216.4917541229 19160.4197901049 7297.15142428786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0" draw:text-style-name="P12" draw:layer="layout" svg:width="1.25cm" svg:height="1cm" svg:x="15.2cm" svg:y="2.55cm">
          <draw:text-box>
            <text:p>Y</text:p>
          </draw:text-box>
        </draw:frame>
        <draw:frame draw:style-name="gr20" draw:text-style-name="P12" draw:layer="layout" svg:width="0.75cm" svg:height="1cm" svg:x="17.3cm" svg:y="4.7cm">
          <draw:text-box>
            <text:p>X</text:p>
          </draw:text-box>
        </draw:frame>
        <draw:custom-shape draw:style-name="gr21" draw:text-style-name="P4" draw:layer="layout" svg:width="2cm" svg:height="2cm" svg:x="15.25cm" svg:y="14cm">
          <text:p/>
          <draw:enhanced-geometry svg:viewBox="0 0 21600 21600" draw:mirror-horizontal="true" draw:text-areas="?f2 ?f7 ?f1 ?f1 ?f7 ?f2 ?f1 ?f1" draw:type="mso-spt89" draw:modifiers="14216.4917541229 19160.4197901049 7297.15142428786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0" draw:text-style-name="P12" draw:layer="layout" svg:width="1.25cm" svg:height="1cm" svg:x="15.15cm" svg:y="13.05cm">
          <draw:text-box>
            <text:p>Y</text:p>
          </draw:text-box>
        </draw:frame>
        <draw:frame draw:style-name="gr20" draw:text-style-name="P12" draw:layer="layout" svg:width="0.75cm" svg:height="1cm" svg:x="17.25cm" svg:y="15.2cm">
          <draw:text-box>
            <text:p>X</text:p>
          </draw:text-box>
        </draw:frame>
        <draw:measure draw:style-name="gr18" draw:text-style-name="P3" draw:layer="layout" svg:x1="20.5cm" svg:y1="15.45cm" svg:x2="20.5cm" svg:y2="18.95cm">
          <text:p text:style-name="P11">1.0</text:p>
        </draw:measure>
        <draw:measure draw:style-name="gr18" draw:text-style-name="P3" draw:layer="layout" svg:x1="17.25cm" svg:y1="19.35cm" svg:x2="15.5cm" svg:y2="19.35cm">
          <text:p text:style-name="P11">0.5</text:p>
        </draw:measure>
        <draw:frame draw:style-name="gr22" draw:text-style-name="P12" draw:layer="layout" svg:width="6.25cm" svg:height="1.673cm" svg:x="1.25cm" svg:y="4.75cm">
          <draw:text-box>
            <text:p>Landscape Image</text:p>
          </draw:text-box>
        </draw:frame>
        <draw:frame draw:style-name="gr22" draw:text-style-name="P12" draw:layer="layout" svg:width="6.25cm" svg:height="1.673cm" svg:x="1.25cm" svg:y="15cm">
          <draw:text-box>
            <text:p>Portrait Image</text:p>
          </draw:text-box>
        </draw:frame>
        <draw:custom-shape draw:style-name="gr23" draw:text-style-name="P4" draw:layer="layout" svg:width="2cm" svg:height="2cm" draw:transform="rotate (-1.92195657229616) translate (18.566cm 2.938cm)">
          <text:p/>
          <draw:enhanced-geometry svg:viewBox="0 0 21600 21600" draw:text-areas="0 0 21600 21600" draw:mirror-vertical="true" draw:type="circular-arrow" draw:modifiers="-122.528024649264 -34.6235022333107 9280.775415582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0" draw:text-style-name="P12" draw:layer="layout" svg:width="0.75cm" svg:height="1cm" svg:x="17.8cm" svg:y="2.15cm">
          <draw:text-box>
            <text:p>θ</text:p>
          </draw:text-box>
        </draw:frame>
        <draw:custom-shape draw:style-name="gr23" draw:text-style-name="P4" draw:layer="layout" svg:width="2cm" svg:height="2cm" draw:transform="rotate (-1.92195657229616) translate (18.066cm 13.622cm)">
          <text:p/>
          <draw:enhanced-geometry svg:viewBox="0 0 21600 21600" draw:text-areas="0 0 21600 21600" draw:mirror-vertical="true" draw:type="circular-arrow" draw:modifiers="-122.528024649264 -34.6235022333107 9280.775415582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0" draw:text-style-name="P12" draw:layer="layout" svg:width="0.75cm" svg:height="1cm" svg:x="17.3cm" svg:y="12.834cm">
          <draw:text-box>
            <text:p>θ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ple_20_Leaves" draw:display-name="Maple Leaves" xlink:href="Pictures/10000000000002000000020043C9B92B6C01BC17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5T07:24:22.016361148</meta:creation-date>
    <dc:date>2021-11-15T22:57:15.822389983</dc:date>
    <meta:editing-duration>PT1H2M36S</meta:editing-duration>
    <meta:editing-cycles>4</meta:editing-cycles>
    <meta:generator>LibreOffice/7.1.7.2$Linux_X86_64 LibreOffice_project/10$Build-2</meta:generator>
    <meta:document-statistic meta:object-count="60"/>
  </office:meta>
</office:document-meta>
</file>